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 säger att jag är inte tillräckligt teknisk</text:p>
      <text:p text:style-name="Standard"/>
      <text:p text:style-name="Standard"/>
      <text:p text:style-name="Standard">de sjka se på fan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ard Åberg</meta:initial-creator>
    <meta:creation-date>2022-08-05T19:12:19</meta:creation-date>
    <dc:date>2022-08-06T19:38:18</dc:date>
    <dc:creator>Rickard Åberg</dc:creator>
    <meta:editing-duration>PT23H15M33S</meta:editing-duration>
    <meta:editing-cycles>1</meta:editing-cycles>
    <meta:generator>OpenOffice/4.1.13$Unix OpenOffice.org_project/4113m1$Build-9810</meta:generator>
    <meta:document-statistic meta:table-count="0" meta:image-count="0" meta:object-count="0" meta:page-count="1" meta:paragraph-count="2" meta:word-count="13" meta:character-count="62"/>
  </office:meta>
</office:document-meta>
</file>